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Annexe" style:family="table">
      <style:table-properties style:width="16.992cm" table:align="margins"/>
    </style:style>
    <style:style style:name="tableauAnnexe.A" style:family="table-column">
      <style:table-column-properties style:column-width="2.409cm" style:rel-column-width="9291*"/>
    </style:style>
    <style:style style:name="tableauAnnexe.B" style:family="table-column">
      <style:table-column-properties style:column-width="14.582cm" style:rel-column-width="56244*"/>
    </style:style>
    <style:style style:name="tableauAnnexe.A1" style:family="table-cell">
      <style:table-cell-properties fo:background-color="transparent" fo:padding="0.097cm" fo:border="none">
        <style:background-image/>
      </style:table-cell-properties>
    </style:style>
    <style:style style:name="tableauAnnexe.B1" style:family="table-cell">
      <style:table-cell-properties fo:padding="0.097cm" fo:border="none"/>
    </style:style>
    <style:style style:name="TableauCopie" style:family="table">
      <style:table-properties style:width="16.992cm" table:align="margins"/>
    </style:style>
    <style:style style:name="TableauCopie.A" style:family="table-column">
      <style:table-column-properties style:column-width="2.409cm" style:rel-column-width="9291*"/>
    </style:style>
    <style:style style:name="TableauCopie.B" style:family="table-column">
      <style:table-column-properties style:column-width="14.582cm" style:rel-column-width="56244*"/>
    </style:style>
    <style:style style:name="TableauCopie.A1" style:family="table-cell">
      <style:table-cell-properties fo:background-color="transparent" fo:padding="0.097cm" fo:border="none">
        <style:background-image/>
      </style:table-cell-properties>
    </style:style>
    <style:style style:name="TableauCopie.B1" style:family="table-cell">
      <style:table-cell-properties fo:padding="0.097cm" fo:border="none"/>
    </style:style>
    <style:style style:name="P1" style:family="paragraph" style:parent-style-name="Standard">
      <style:paragraph-properties fo:margin-top="0cm" fo:margin-bottom="0cm" fo:text-align="start" style:justify-single-word="false" style:shadow="none"/>
      <style:text-properties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0pt" fo:font-style="italic" style:text-underline-style="none" fo:font-weight="bold" style:font-name-asian="Arial2" style:font-size-asian="10pt" style:font-style-asian="italic" style:font-weight-asian="bold" style:font-name-complex="Arial2" style:font-size-complex="10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0pt" style:text-underline-style="none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 fo:background-color="transparent" style:shadow="none">
        <style:background-image/>
      </style:paragraph-properties>
      <style:text-properties style:font-name="Arial" fo:font-size="10pt" style:font-size-asian="10pt" style:font-size-complex="10pt"/>
    </style:style>
    <style:style style:name="P9" style:family="paragraph" style:parent-style-name="Standard" style:master-page-name="First_20_Page">
      <style:paragraph-properties fo:text-align="justify" style:justify-single-word="false" style:page-number="auto"/>
      <style:text-properties style:font-name="Arial" fo:font-size="10pt" fo:font-style="italic" fo:font-weight="bold" style:font-name-asian="Arial2" style:font-size-asian="10pt" style:font-style-asian="italic" style:font-weight-asian="bold" style:font-name-complex="Arial2" style:font-size-complex="10pt" style:font-style-complex="italic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4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%#include enTetesDecision#%</text:p>
      <text:p text:style-name="P2"/>
      <text:p text:style-name="P2"/>
      <text:p text:style-name="P2"/>
      <text:p text:style-name="P3">%=titre_document=%</text:p>
      <text:p text:style-name="P3"/>
      <text:p text:style-name="P3"/>
      <text:p text:style-name="P5">%=titre_tiers=%</text:p>
      <text:p text:style-name="P5"/>
      <text:p text:style-name="P5">%=paragraphe1=%</text:p>
      <text:p text:style-name="P5"/>
      <text:p text:style-name="P5">%=paragraphe2_partie1=% <text:span text:style-name="T5">%=montant_rente_veuve=%</text:span> %=paragraphe2_partie2=%</text:p>
      <text:p text:style-name="P5"/>
      <text:p text:style-name="P5">%=paragraphe3=%</text:p>
      <text:p text:style-name="P5"/>
      <text:p text:style-name="P5">%=paragraphe4=%</text:p>
      <text:p text:style-name="P5"/>
      <text:p text:style-name="P5">%=paragraphe5=%</text:p>
      <text:p text:style-name="P5"/>
      <text:p text:style-name="P5">%=remLineWhenBlank(salutations_speciales,1)=%</text:p>
      <text:p text:style-name="P7"/>
      <text:p text:style-name="P7"/>
      <text:p text:style-name="P7">%#include signatures/FVE/standard#%</text:p>
      <text:p text:style-name="P6">%=pushToEnd()=%</text:p>
      <text:p text:style-name="P6"/>
      <table:table table:name="tableauAnnexe" table:style-name="tableauAnnexe">
        <table:table-column table:style-name="tableauAnnexe.A"/>
        <table:table-column table:style-name="tableauAnnexe.B"/>
        <table:table-row>
          <table:table-cell table:style-name="tableauAnnexe.A1" office:value-type="string">
            <text:p text:style-name="P8"><text:span text:style-name="T6">%=titre_annexe=%</text:span><text:span text:style-name="T7">%=espace_deux_points=%</text:span></text:p>
          </table:table-cell>
          <table:table-cell table:style-name="tableauAnnexe.B1" office:value-type="string">
            <text:p text:style-name="P8">%=annexes=%</text:p>
          </table:table-cell>
        </table:table-row>
      </table:table>
      <table:table table:name="TableauCopie" table:style-name="TableauCopie">
        <table:table-column table:style-name="TableauCopie.A"/>
        <table:table-column table:style-name="TableauCopie.B"/>
        <table:table-row>
          <table:table-cell table:style-name="TableauCopie.A1" office:value-type="string">
            <text:p text:style-name="P8"><text:span text:style-name="T6">%=titre_copie=%</text:span><text:span text:style-name="T7">%=espace_deux_points2=%</text:span></text:p>
          </table:table-cell>
          <table:table-cell table:style-name="TableauCopie.B1" office:value-type="string">
            <text:p text:style-name="P8">%=copie_pour=%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 fo:keep-with-next="always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fo:text-align="start" style:justify-single-word="false" style:shadow="none"/>
      <style:text-properties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0.813cm" fo:margin-bottom="0.863cm" fo:margin-left="2.021cm" fo:margin-right="1.988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28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>
      <style:footer>
        <text:p text:style-name="MP1">%#include footer/footer#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24T13:31:35</meta:creation-date>
    <dc:date>2013-09-27T08:47:15.59</dc:date>
    <meta:editing-cycles>320</meta:editing-cycles>
    <meta:editing-duration>PT21H45M1S</meta:editing-duration>
    <meta:document-statistic meta:table-count="2" meta:image-count="0" meta:object-count="0" meta:page-count="1" meta:paragraph-count="16" meta:word-count="21" meta:character-count="412"/>
    <meta:user-defined meta:name="Info 1"/>
    <meta:user-defined meta:name="Info 2"/>
    <meta:user-defined meta:name="Info 3"/>
    <meta:user-defined meta:name="Info 4"/>
  </office:meta>
</office:document-meta>
</file>